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bottom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top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1" draw:id="id11" draw:layer="layout" svg:width="2.9cm" svg:height="0.9cm" svg:x="4.6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9cm" svg:height="0.9cm" svg:x="8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2.9cm" svg:height="0.9cm" svg:x="11.3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2.9cm" svg:height="0.9cm" svg:x="15.6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cm" svg:height="5.7cm" svg:x="1.4cm" svg:y="14cm">
          <text:p text:style-name="P2"><text:span text:style-name="T1">ハードウェア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9.705cm" svg:height="1.505cm" svg:x="11.995cm" svg:y="13.307cm">
          <text:p text:style-name="P1"><text:span text:style-name="T1">メモリアドレス </text:span><text:span text:style-name="T1">0x480010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8.5cm" svg:height="11cm" svg:x="1.4cm" svg:y="1.3cm">
          <text:p text:style-name="P2"><text:span text:style-name="T1">ソフトウェア </text:span><text:span text:style-name="T1">(Haskell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9cm" svg:height="11cm" svg:x="20.4cm" svg:y="1.3cm">
          <text:p text:style-name="P2"><text:span text:style-name="T1">ソフトウェア </text:span><text:span text:style-name="T1">(C</text:span><text:span text:style-name="T1">言語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9.705cm" svg:height="1.505cm" svg:x="1.8cm" svg:y="13.3cm">
          <text:p text:style-name="P1"><text:span text:style-name="T1">メモリアドレス </text:span><text:span text:style-name="T1">0x480010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5.571cm" svg:height="2.6cm" svg:x="21.7cm" svg:y="3.2cm">
          <text:p text:style-name="P1"><text:span text:style-name="T1">Delay(uint32_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2.5cm" svg:height="1.1cm" svg:x="5.4cm" svg:y="1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5cm" svg:height="1.1cm" svg:x="15.6cm" svg:y="16.7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.652cm" svg:y1="14.805cm" svg:x2="6.65cm" svg:y2="16.7cm" draw:start-shape="id1" draw:start-glue-point="2" draw:end-shape="id2" svg:d="m6652 14805-2 1895" svg:viewBox="0 0 3 1896">
          <text:p/>
        </draw:connector>
        <draw:connector draw:style-name="gr5" draw:text-style-name="P1" draw:layer="layout" draw:type="line" svg:x1="16.847cm" svg:y1="14.812cm" svg:x2="16.85cm" svg:y2="16.7cm" draw:start-shape="id3" draw:start-glue-point="2" draw:end-shape="id4" draw:end-glue-point="0" svg:d="m16847 14812 3 1888" svg:viewBox="0 0 4 1889">
          <text:p/>
        </draw:connector>
        <draw:custom-shape draw:style-name="gr6" draw:text-style-name="P4" draw:layer="layout" svg:width="21.7cm" svg:height="1.8cm" svg:x="2cm" svg:y="16.6cm">
          <text:p text:style-name="P1"><text:span text:style-name="T1">LED3 | LED4 | LED5 | LED6 | LED7 | LED8 | LED9 | LED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4.2cm" svg:height="1.8cm" svg:x="22.4cm" svg:y="14.4cm">
          <text:p text:style-name="P1"><text:span text:style-name="T1">クロック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4.5cm" svg:y1="14.4cm" svg:x2="24.485cm" svg:y2="5.8cm" draw:start-shape="id5" draw:end-shape="id6" draw:end-glue-point="2" svg:d="m24500 14400-15-8600" svg:viewBox="0 0 16 8601">
          <text:p/>
        </draw:connector>
        <draw:custom-shape draw:style-name="gr3" draw:text-style-name="P4" xml:id="id7" draw:id="id7" draw:layer="layout" svg:width="3.105cm" svg:height="1.505cm" svg:x="10.095cm" svg:y="10.5cm">
          <text:p text:style-name="P1"><text:span text:style-name="T1">po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1.647cm" svg:y1="12.005cm" svg:x2="6.652cm" svg:y2="13.3cm" draw:start-shape="id7" draw:start-glue-point="2" draw:end-shape="id1" draw:end-glue-point="0" svg:d="m11647 12005-4995 1295" svg:viewBox="0 0 4996 1296">
          <text:p/>
        </draw:connector>
        <draw:connector draw:style-name="gr5" draw:text-style-name="P1" draw:layer="layout" draw:type="line" svg:x1="11.647cm" svg:y1="12.005cm" svg:x2="16.847cm" svg:y2="13.307cm" draw:start-shape="id7" draw:start-glue-point="2" draw:end-shape="id3" draw:end-glue-point="0" svg:d="m11647 12005 5200 1302" svg:viewBox="0 0 5201 1303">
          <text:p/>
        </draw:connector>
        <draw:custom-shape draw:style-name="gr3" draw:text-style-name="P4" xml:id="id9" draw:id="id9" draw:layer="layout" svg:width="6.9cm" svg:height="1.605cm" svg:x="3.8cm" svg:y="2.595cm">
          <text:p text:style-name="P1"><text:span text:style-name="T1">[ LED3</text:span><text:span text:style-name="T1">をオン</text:span><text:span text:style-name="T1">, …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6.8cm" svg:height="1.605cm" svg:x="8.2cm" svg:y="7.595cm">
          <text:p text:style-name="P1"><text:span text:style-name="T1">forever</text:span><text:span text:style-name="T1">ルー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1.6cm" svg:y1="9.2cm" svg:x2="11.647cm" svg:y2="10.5cm" draw:start-shape="id8" draw:start-glue-point="2" draw:end-shape="id7" draw:end-glue-point="0" svg:d="m11600 9200 47 1300" svg:viewBox="0 0 48 1301">
          <text:p/>
        </draw:connector>
        <draw:custom-shape draw:style-name="gr3" draw:text-style-name="P4" xml:id="id10" draw:id="id10" draw:layer="layout" svg:width="15.5cm" svg:height="1.605cm" svg:x="3.8cm" svg:y="5.295cm">
          <text:p text:style-name="P1"><text:span text:style-name="T1">[ c_delay 4, c_delay 4,c_delay 4, … c_delay 4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draw:line-skew="-0.875cm" svg:x1="3.8cm" svg:y1="3.397cm" svg:x2="8.2cm" svg:y2="8.397cm" draw:start-shape="id9" draw:start-glue-point="3" draw:end-shape="id8" svg:d="m3800 3397c-2137 0-4337 5000 4400 5000" svg:viewBox="0 0 6322 5001">
          <text:p/>
        </draw:connector>
        <draw:connector draw:style-name="gr5" draw:text-style-name="P1" draw:layer="layout" draw:type="curve" draw:line-skew="0.425cm" svg:x1="3.8cm" svg:y1="6.097cm" svg:x2="8.2cm" svg:y2="8.397cm" draw:start-shape="id10" draw:start-glue-point="3" draw:end-shape="id8" svg:d="m3800 6097c-187 0-2387 2300 4400 2300" svg:viewBox="0 0 4888 2301">
          <text:p/>
        </draw:connector>
        <draw:frame draw:style-name="gr7" draw:text-style-name="P5" draw:layer="layout" svg:width="6.158cm" svg:height="1.149cm" svg:x="1.818cm" svg:y="8.54cm">
          <draw:text-box>
            <text:p><text:span text:style-name="T1">互い違いに混ぜる</text:span></text:p>
          </draw:text-box>
        </draw:frame>
        <draw:frame draw:style-name="gr7" draw:text-style-name="P5" draw:layer="layout" svg:width="3.648cm" svg:height="1.149cm" svg:x="6.942cm" svg:y="15.2cm">
          <draw:text-box>
            <text:p><text:span text:style-name="T1">LED</text:span><text:span text:style-name="T1">を</text:span><text:span text:style-name="T1">ON</text:span></text:p>
          </draw:text-box>
        </draw:frame>
        <draw:frame draw:style-name="gr7" draw:text-style-name="P5" draw:layer="layout" svg:width="3.999cm" svg:height="1.149cm" svg:x="17.152cm" svg:y="15.151cm">
          <draw:text-box>
            <text:p><text:span text:style-name="T1">LED</text:span><text:span text:style-name="T1">を</text:span><text:span text:style-name="T1">OFF</text:span></text:p>
          </draw:text-box>
        </draw:frame>
        <draw:frame draw:style-name="gr7" draw:text-style-name="P4" draw:layer="layout" svg:width="4.037cm" svg:height="2.047cm" svg:x="20.363cm" svg:y="8.9cm">
          <draw:text-box>
            <text:p text:style-name="P1"><text:span text:style-name="T1">タイミング</text:span></text:p>
            <text:p text:style-name="P1"><text:span text:style-name="T1">通知</text:span></text:p>
          </draw:text-box>
        </draw:frame>
        <draw:frame draw:style-name="gr7" draw:text-style-name="P5" draw:layer="layout" svg:width="8.241cm" svg:height="1.149cm" svg:x="1.842cm" svg:y="10.651cm">
          <draw:text-box>
            <text:p><text:span text:style-name="T1">LED</text:span><text:span text:style-name="T1">番号をメモリに書く</text:span></text:p>
          </draw:text-box>
        </draw:frame>
        <draw:connector draw:style-name="gr8" draw:text-style-name="P1" draw:layer="layout" draw:type="curve" svg:x1="6.05cm" svg:y1="5.7cm" svg:x2="21.7cm" svg:y2="4.5cm" draw:start-shape="id11" draw:start-glue-point="0" draw:end-shape="id6" draw:end-glue-point="3" svg:d="m6050 5700c0-800 5216-1200 15650-1200" svg:viewBox="0 0 15651 1201">
          <text:p/>
        </draw:connector>
        <draw:connector draw:style-name="gr8" draw:text-style-name="P1" draw:layer="layout" draw:type="curve" svg:x1="9.45cm" svg:y1="5.7cm" svg:x2="21.7cm" svg:y2="4.5cm" draw:start-shape="id12" draw:start-glue-point="0" draw:end-shape="id6" draw:end-glue-point="3" svg:d="m9450 5700c0-800 4083-1200 12250-1200" svg:viewBox="0 0 12251 1201">
          <text:p/>
        </draw:connector>
        <draw:connector draw:style-name="gr8" draw:text-style-name="P1" draw:layer="layout" draw:type="curve" svg:x1="12.75cm" svg:y1="5.7cm" svg:x2="21.7cm" svg:y2="4.5cm" draw:start-shape="id13" draw:start-glue-point="0" draw:end-shape="id6" draw:end-glue-point="3" svg:d="m12750 5700c0-800 2983-1200 8950-1200" svg:viewBox="0 0 8951 1201">
          <text:p/>
        </draw:connector>
        <draw:connector draw:style-name="gr8" draw:text-style-name="P1" draw:layer="layout" draw:type="curve" svg:x1="17.05cm" svg:y1="5.7cm" svg:x2="21.7cm" svg:y2="4.5cm" draw:start-shape="id14" draw:start-glue-point="0" draw:end-shape="id6" draw:end-glue-point="3" svg:d="m17050 5700c0-800 1550-1200 4650-1200" svg:viewBox="0 0 4651 1201">
          <text:p/>
        </draw:connector>
        <draw:custom-shape draw:style-name="gr3" draw:text-style-name="P4" draw:layer="layout" svg:width="7.1cm" svg:height="1.605cm" svg:x="12.2cm" svg:y="2.595cm">
          <text:p text:style-name="P1"><text:span text:style-name="T1">[ LED3</text:span><text:span text:style-name="T1">をオフ</text:span><text:span text:style-name="T1">, …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1.332cm" svg:height="1.038cm" svg:x="10.8cm" svg:y="2.951cm">
          <draw:text-box>
            <text:p><text:span text:style-name="T1">+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4-18T23:57:00</dc:date>
    <dc:creator>Okabe Kiwamu</dc:creator>
    <meta:editing-duration>PT2H37M4S</meta:editing-duration>
    <meta:editing-cycles>187</meta:editing-cycles>
    <meta:generator>LibreOffice/4.0.1.1$Linux_X86_64 LibreOffice_project/400m0$Build-1</meta:generator>
    <meta:document-statistic meta:object-count="37"/>
  </office:meta>
</office:document-meta>
</file>